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76b" officeooo:paragraph-rsid="0014176b"/>
    </style:style>
    <style:style style:name="P2" style:family="paragraph" style:parent-style-name="Standard">
      <style:text-properties fo:font-weight="normal" officeooo:rsid="0015d81f" officeooo:paragraph-rsid="0015d81f" style:font-weight-asian="normal" style:font-weight-complex="normal"/>
    </style:style>
    <style:style style:name="P3" style:family="paragraph" style:parent-style-name="Standard">
      <style:text-properties fo:font-weight="normal" officeooo:rsid="0018db6b" officeooo:paragraph-rsid="0018db6b" style:font-weight-asian="normal" style:font-weight-complex="normal"/>
    </style:style>
    <style:style style:name="P4" style:family="paragraph" style:parent-style-name="Standard">
      <style:text-properties fo:font-weight="normal" officeooo:rsid="001a67fd" officeooo:paragraph-rsid="001a67fd" style:font-weight-asian="normal" style:font-weight-complex="normal"/>
    </style:style>
    <style:style style:name="P5" style:family="paragraph" style:parent-style-name="Standard">
      <style:text-properties fo:font-weight="normal" officeooo:rsid="001c69ec" officeooo:paragraph-rsid="001c69ec" style:font-weight-asian="normal" style:font-weight-complex="normal"/>
    </style:style>
    <style:style style:name="P6" style:family="paragraph" style:parent-style-name="Standard">
      <style:text-properties fo:font-weight="normal" officeooo:rsid="001ec1ca" officeooo:paragraph-rsid="001ec1ca" style:font-weight-asian="normal" style:font-weight-complex="normal"/>
    </style:style>
    <style:style style:name="P7" style:family="paragraph" style:parent-style-name="Standard">
      <style:text-properties fo:font-weight="normal" officeooo:rsid="001fe022" officeooo:paragraph-rsid="001fe022" style:font-weight-asian="normal" style:font-weight-complex="normal"/>
    </style:style>
    <style:style style:name="P8" style:family="paragraph" style:parent-style-name="Standard">
      <style:text-properties fo:font-weight="normal" officeooo:rsid="002038e6" officeooo:paragraph-rsid="002038e6" style:font-weight-asian="normal" style:font-weight-complex="normal"/>
    </style:style>
    <style:style style:name="P9" style:family="paragraph" style:parent-style-name="Standard">
      <style:text-properties fo:font-weight="bold" officeooo:rsid="00157d61" officeooo:paragraph-rsid="0014176b" style:font-weight-asian="bold" style:font-weight-complex="bold"/>
    </style:style>
    <style:style style:name="P10" style:family="paragraph" style:parent-style-name="Standard">
      <style:text-properties fo:font-weight="normal" officeooo:rsid="00175cba" officeooo:paragraph-rsid="0015d81f" style:font-weight-asian="normal" style:font-weight-complex="normal"/>
    </style:style>
    <style:style style:name="P11" style:family="paragraph" style:parent-style-name="Standard">
      <style:text-properties fo:font-weight="normal" officeooo:rsid="001ec1ca" officeooo:paragraph-rsid="001ec1ca" style:font-weight-asian="normal" style:font-weight-complex="normal"/>
    </style:style>
    <style:style style:name="T1" style:family="text">
      <style:text-properties fo:font-weight="bold" officeooo:rsid="00157d61" style:font-weight-asian="bold" style:font-weight-complex="bold"/>
    </style:style>
    <style:style style:name="T2" style:family="text">
      <style:text-properties fo:font-weight="bold" officeooo:rsid="002231f3" style:font-weight-asian="bold" style:font-weight-complex="bold"/>
    </style:style>
    <style:style style:name="T3" style:family="text">
      <style:text-properties officeooo:rsid="001a2ee3"/>
    </style:style>
    <style:style style:name="T4" style:family="text">
      <style:text-properties officeooo:rsid="001b0418"/>
    </style:style>
    <style:style style:name="T5" style:family="text">
      <style:text-properties officeooo:rsid="001cc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Info en isUser.js porque se multiplica por 1000? <text:span text:style-name="T1">Porque son milisegundos.</text:span></text:p>
      <text:p text:style-name="P9"/>
      <text:p text:style-name="P2">Tabla categorías con varias <text:span text:style-name="T2">HECHO</text:span></text:p>
      <text:p text:style-name="P10"/>
      <text:p text:style-name="P3">RegistrationCode, al crear un usuario dejarlo como active, <text:span text:style-name="T3">no es necesario</text:span></text:p>
      <text:p text:style-name="P4"/>
      <text:p text:style-name="P5">DELETE user dejarlo para más adelante, borrado lógico (añadir un campo en la tabla usuario DELETED), <text:span text:style-name="T5">middleware que controla el token, comprobar que está borrado o no.</text:span></text:p>
      <text:p text:style-name="P5"/>
      <text:p text:style-name="P6">RESETEAR la password también es opcional, y recover password.</text:p>
      <text:p text:style-name="P6"/>
      <text:p text:style-name="P8">Crear un .env_example con la info sin el valor</text:p>
      <text:p text:style-name="P6"/>
      <text:p text:style-name="P7">En isUser.js poner la id para el endpoint de modificar la opinió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20:01:20.679749360</meta:creation-date>
    <dc:date>2022-04-29T17:22:21.646675984</dc:date>
    <meta:editing-duration>PT1H15M30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7" meta:word-count="84" meta:character-count="524" meta:non-whitespace-character-count="447"/>
  </office:meta>
</office:document-meta>
</file>